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456e"/>
    </style:style>
    <style:style style:name="P2" style:family="paragraph" style:parent-style-name="Standard">
      <style:paragraph-properties fo:text-align="justify" style:justify-single-word="false"/>
      <style:text-properties officeooo:rsid="001e456e" officeooo:paragraph-rsid="001e456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2272a6"/>
    </style:style>
    <style:style style:name="P5" style:family="paragraph" style:parent-style-name="Standard">
      <style:paragraph-properties fo:text-align="justify" style:justify-single-word="false"/>
      <style:text-properties officeooo:paragraph-rsid="001e456e"/>
    </style:style>
    <style:style style:name="P6" style:family="paragraph" style:parent-style-name="Title">
      <style:text-properties fo:font-size="20pt" style:text-underline-style="solid" style:text-underline-width="auto" style:text-underline-color="font-color" officeooo:rsid="001e456e" officeooo:paragraph-rsid="001e456e" style:font-size-asian="20pt" style:font-size-complex="20pt"/>
    </style:style>
    <style:style style:name="P7" style:family="paragraph" style:parent-style-name="Title">
      <style:text-properties fo:font-size="20pt" style:text-underline-style="solid" style:text-underline-width="auto" style:text-underline-color="font-color" officeooo:paragraph-rsid="002272a6" style:font-size-asian="20pt" style:font-size-complex="20pt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1e456e"/>
    </style:style>
    <style:style style:name="T1" style:family="text">
      <style:text-properties officeooo:rsid="001e456e"/>
    </style:style>
    <style:style style:name="T2" style:family="text">
      <style:text-properties fo:font-weight="normal" officeooo:rsid="00201363" style:font-weight-asian="normal" style:font-weight-complex="normal"/>
    </style:style>
    <style:style style:name="T3" style:family="text">
      <style:text-properties fo:font-weight="normal" officeooo:rsid="002272a6" style:font-weight-asian="normal" style:font-weight-complex="normal"/>
    </style:style>
    <style:style style:name="T4" style:family="text">
      <style:text-properties fo:font-weight="normal" officeooo:rsid="0023b0b3" style:font-weight-asian="normal" style:font-weight-complex="normal"/>
    </style:style>
    <style:style style:name="T5" style:family="text">
      <style:text-properties officeooo:rsid="0027d6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 POO Agenda</text:p>
      <text:p text:style-name="Standard"/>
      <text:p text:style-name="P3"><text:span text:style-name="T1">Debemos implementar un programa que funcione como una </text:span>agenda telefónica de contactos.</text:p>
      <text:p text:style-name="P3"/>
      <text:p text:style-name="P5">Un contacto <text:span text:style-name="T1">tiene</text:span> un nombre y un teléfono <text:span text:style-name="T1">(n</text:span>o es necesario validar<text:span text:style-name="T1">los</text:span>). <text:span text:style-name="T1">Se considera que dos contactos son iguales si</text:span> sus nombres son iguales.</text:p>
      <text:p text:style-name="P3"/>
      <text:p text:style-name="P5">Una agenda de contactos está formada por un conjunto de contactos <text:span text:style-name="T1">y debe permitir realizar las siguientes operaciones:</text:span></text:p>
      <text:list xml:id="list4220569913" text:style-name="L1">
        <text:list-item>
          <text:p text:style-name="P8"><text:span text:style-name="T1">boolean </text:span>a<text:span text:style-name="T1">ñ</text:span>adirContacto(Contacto c): Añade un contacto a la agenda <text:span text:style-name="T1">e indica si se ha </text:span><text:span text:style-name="T5">añadido</text:span>. No se pueden meter contactos que existan, es decir, no podemos duplicar nombres <text:span text:style-name="T1">(</text:span>aunque tengan distinto teléfono<text:span text:style-name="T1">)</text:span>.</text:p>
        </text:list-item>
        <text:list-item>
          <text:p text:style-name="P8"><text:span text:style-name="T1">boolean </text:span>eliminarContacto(<text:span text:style-name="T1">String nombre</text:span>): elimina el contacto de la agenda. <text:span text:style-name="T1">I</text:span>ndica si se ha <text:span text:style-name="T1">podido</text:span> elimina<text:span text:style-name="T1">r</text:span>.</text:p>
        </text:list-item>
        <text:list-item>
          <text:p text:style-name="P8"><text:span text:style-name="T1">boolean </text:span>existeContacto(<text:span text:style-name="T1">String nombre</text:span>): <text:span text:style-name="T1">I</text:span>ndica si el contacto <text:span text:style-name="T1">indicado</text:span> existe.</text:p>
        </text:list-item>
        <text:list-item>
          <text:p text:style-name="P8"><text:span text:style-name="T1">void </text:span>lista<text:span text:style-name="T1">r</text:span>Contactos(): <text:span text:style-name="T1">Muestra por pantalla toda la agenda.</text:span></text:p>
        </text:list-item>
        <text:list-item>
          <text:p text:style-name="P8"><text:span text:style-name="T1">int </text:span>buscaContacto(String nombre): busca un contacto por su nombre y <text:span text:style-name="T1">devuelve su posición en la agenda</text:span></text:p>
        </text:list-item>
      </text:list>
      <text:p text:style-name="P3"/>
      <text:p text:style-name="P2">Implementa las clases Contacto y Agenda.</text:p>
      <text:p text:style-name="P5"/>
      <text:p text:style-name="P2">Implementa también la clase ProgramaAgenda con una función main para realizar pruebas.</text:p>
      <text:p text:style-name="P1"/>
      <text:p text:style-name="P7">Ampliación</text:p>
      <text:p text:style-name="P4"><text:span text:style-name="T3">Queremos modificar la agenda de </text:span><text:span text:style-name="T2">contactos </text:span><text:span text:style-name="T3">para poder almacenar p</text:span><text:span text:style-name="T2">ersonas </text:span><text:span text:style-name="T3">y</text:span><text:span text:style-name="T2"> </text:span><text:span text:style-name="T3">e</text:span><text:span text:style-name="T2">mpresas. </text:span><text:span text:style-name="T3">L</text:span><text:span text:style-name="T2">as personas tienen nombre, teléfono y cumpleaños; las empresas tienen nombre, teléfono y página web. </text:span><text:span text:style-name="T3">Tendrás que m</text:span><text:span text:style-name="T2">odifica</text:span><text:span text:style-name="T3">r</text:span><text:span text:style-name="T2"> la clase Contacto para que sea abstracta </text:span><text:span text:style-name="T3">(y tal vez otros cambios). </text:span><text:span text:style-name="T2">Implementa las clases ContactoPersona y ContactoEmpresa, que heredarán de Contacto. </text:span><text:span text:style-name="T3">Agenda </text:span><text:span text:style-name="T4">d</text:span><text:span text:style-name="T3">eberá seguir conteniendo una sola lista de contactos. </text:span><text:span text:style-name="T2">Modifica ProgramaAgenda para realizar pruebas con la nueva agen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1T18:45:20.133752015</meta:creation-date>
    <dc:date>2022-02-12T22:53:26.300219922</dc:date>
    <meta:editing-duration>PT14M8S</meta:editing-duration>
    <meta:editing-cycles>7</meta:editing-cycles>
    <meta:generator>LibreOffice/7.1.8.1$Linux_X86_64 LibreOffice_project/e1f30c802c3269a1d052614453f260e49458c82c</meta:generator>
    <dc:creator>Cristina Moreno Ruiz</dc:creator>
    <meta:document-statistic meta:table-count="0" meta:image-count="0" meta:object-count="0" meta:page-count="1" meta:paragraph-count="13" meta:word-count="231" meta:character-count="1546" meta:non-whitespace-character-count="1333"/>
  </office:meta>
</office:document-meta>
</file>